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760" officeooo:paragraph-rsid="00199760"/>
    </style:style>
    <style:style style:name="P2" style:family="paragraph" style:parent-style-name="Standard">
      <style:text-properties officeooo:rsid="001ac83c" officeooo:paragraph-rsid="001ac83c"/>
    </style:style>
    <style:style style:name="P3" style:family="paragraph" style:parent-style-name="Standard">
      <style:text-properties officeooo:rsid="001c197f" officeooo:paragraph-rsid="001c197f"/>
    </style:style>
    <style:style style:name="P4" style:family="paragraph" style:parent-style-name="Standard">
      <style:text-properties officeooo:rsid="001c197f" officeooo:paragraph-rsid="001c5d49"/>
    </style:style>
    <style:style style:name="P5" style:family="paragraph" style:parent-style-name="Standard">
      <style:text-properties officeooo:rsid="001c5d49" officeooo:paragraph-rsid="001c5d49"/>
    </style:style>
    <style:style style:name="P6" style:family="paragraph" style:parent-style-name="Standard">
      <style:text-properties officeooo:rsid="001d332c" officeooo:paragraph-rsid="001d332c"/>
    </style:style>
    <style:style style:name="P7" style:family="paragraph" style:parent-style-name="Standard">
      <style:text-properties officeooo:rsid="001eee7c" officeooo:paragraph-rsid="001eee7c"/>
    </style:style>
    <style:style style:name="T1" style:family="text">
      <style:text-properties officeooo:rsid="001ac83c"/>
    </style:style>
    <style:style style:name="T2" style:family="text">
      <style:text-properties officeooo:rsid="001bd94a"/>
    </style:style>
    <style:style style:name="T3" style:family="text">
      <style:text-properties officeooo:rsid="001c5d49"/>
    </style:style>
    <style:style style:name="T4" style:family="text">
      <style:text-properties officeooo:rsid="0021a7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text:p>
      <text:p text:style-name="P1"/>
      <text:p text:style-name="P1">Text mining <text:span text:style-name="T1">can be defined as </text:span>the analysis of large scale volumes of documents using statistical and machine learning methods. <text:span text:style-name="T1">Development and application of text mining techniques may significantly alleviate the resources and time that is otherwise spent in analysis. In addition the information that can be obtained using machine learning methods is much richer and based on a more solid ground than what can be achieved with more conventional methods such as expert reviewing.</text:span></text:p>
      <text:p text:style-name="P1"/>
      <text:p text:style-name="P2"><text:span text:style-name="T2">The initial steps in any text mining approach generally involve document parsing, filtering semantically meaningless words <text:s/>and formatting to a matrix of document-terms vectors that can be used as input to different machine learning algorithms. </text:span></text:p>
      <text:p text:style-name="P3">In the next steps, and since the document-term matrix can get very large, optional dimensionality reduction algorithms can be applied. This is the case f<text:span text:style-name="T4">or</text:span> the method known as LSA (Latent Semantic Analysis), which uses <text:span text:style-name="T4">a type of</text:span> matrix decomposition (SVD, Singular Value Decomposition) to reduce the original matrix to smaller eigen-document and eigen-terms space representations </text:p>
      <text:p text:style-name="P3"/>
      <text:p text:style-name="P4">In the proposed use case, the corpora of <text:span text:style-name="T3">sets</text:span> <text:span text:style-name="T3">of </text:span>documents are already processed to the point of a Bag-Of-Words per corpus. <text:span text:style-name="T3">In this approach, a corpus of documents is represented by a file with the vocabulary of unique words, and a file with indexed absolute frequencies per document per term.</text:span></text:p>
      <text:p text:style-name="P5">While disregarding word order and context, this approach has been proven to be very useful for document clustering and topic extraction in many occasions.</text:p>
      <text:p text:style-name="P5"/>
      <text:p text:style-name="P7">Furthermore, the provided corpora are not labeled in any way. There is no previous knowledge on the number or the nature of the topics that there may be present.</text:p>
      <text:p text:style-name="P7">In this sense an approach involving an -optional, depending on original size- initial step of LSA (Latent Semantic Analysis) (TruncatedSVD) for dimensionality reduction followed by K-Means would have the downside of some additional analysis in search of an optimal number of groups.</text:p>
      <text:p text:style-name="P5"/>
      <text:p text:style-name="P5"/>
      <text:p text:style-name="P6">Methods</text:p>
      <text:p text:style-name="P6"/>
      <text:p text:style-name="P6">Generating and weighting Document-Term matric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55:13.546065738</meta:creation-date>
    <dc:date>2018-02-26T17:31:44.091423835</dc:date>
    <meta:editing-duration>PT3H43M8S</meta:editing-duration>
    <meta:editing-cycles>3</meta:editing-cycles>
    <meta:generator>LibreOffice/5.4.5.1$Linux_X86_64 LibreOffice_project/40m0$Build-1</meta:generator>
    <meta:document-statistic meta:table-count="0" meta:image-count="0" meta:object-count="0" meta:page-count="1" meta:paragraph-count="10" meta:word-count="319" meta:character-count="2060" meta:non-whitespace-character-count="1748"/>
  </office:meta>
</office:document-meta>
</file>